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face style:name="Calibri2" svg:font-family="Calibri" style:font-family-generic="roman"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svg:font-family="'Noto Sans'" style:font-family-generic="roman"/>
    <style:font-face style:name="Noto Sans CJK SC" svg:font-family="'Noto Sans CJK SC'" style:font-family-generic="roman"/>
    <style:font-face style:name="Noto Sans Devanagari" svg:font-family="'Noto Sans Devanagari'" style:font-family-generic="roman"/>
    <style:font-face style:name="NotoSans NF" svg:font-family="'NotoSans NF'"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style:font-name="Times New Roman" fo:font-weight="bold" style:font-weight-asian="bold"/>
    </style:style>
    <style:style style:name="P2" style:family="paragraph" style:parent-style-name="Standard">
      <style:text-properties style:use-window-font-color="true" loext:opacity="0%" style:font-name="Times New Roman" fo:font-size="14pt" style:font-size-asian="14pt"/>
    </style:style>
    <style:style style:name="P3" style:family="paragraph" style:parent-style-name="Standard">
      <style:paragraph-properties fo:text-align="center" style:justify-single-word="false"/>
      <style:text-properties style:use-window-font-color="true" loext:opacity="0%" style:font-name="Times New Roman" fo:font-size="22pt" officeooo:rsid="006fb2b2" officeooo:paragraph-rsid="006fb2b2" style:font-size-asian="22pt"/>
    </style:style>
    <style:style style:name="P4" style:family="paragraph" style:parent-style-name="Standard">
      <style:paragraph-properties fo:text-align="center" style:justify-single-word="false"/>
      <style:text-properties style:use-window-font-color="true" loext:opacity="0%" style:font-name="Times New Roman" fo:font-size="22pt" style:font-size-asian="22pt"/>
    </style:style>
    <style:style style:name="P5" style:family="paragraph" style:parent-style-name="Standard">
      <style:paragraph-properties fo:text-align="center" style:justify-single-word="false"/>
      <style:text-properties style:use-window-font-color="true" loext:opacity="0%" style:font-name="Times New Roman" fo:font-size="22pt" officeooo:paragraph-rsid="006fb2b2" style:font-size-asian="22pt"/>
    </style:style>
    <style:style style:name="P6" style:family="paragraph" style:parent-style-name="Standard">
      <style:paragraph-properties fo:text-align="center" style:justify-single-word="false"/>
      <style:text-properties style:use-window-font-color="true" loext:opacity="0%" style:font-name="Times New Roman" fo:font-size="22pt" officeooo:rsid="008ccbcb" officeooo:paragraph-rsid="008ccbcb" style:font-size-asian="22pt"/>
    </style:style>
    <style:style style:name="P7" style:family="paragraph" style:parent-style-name="Standard">
      <style:paragraph-properties fo:text-align="center" style:justify-single-word="false"/>
      <style:text-properties style:use-window-font-color="true" loext:opacity="0%" style:font-name="Times New Roman" fo:font-size="14pt" style:font-size-asian="14pt"/>
    </style:style>
    <style:style style:name="P8" style:family="paragraph" style:parent-style-name="Standard">
      <style:paragraph-properties fo:margin-left="3.4417in" fo:margin-right="0in" fo:text-indent="0in" style:auto-text-indent="false"/>
      <style:text-properties style:use-window-font-color="true" loext:opacity="0%" style:font-name="Times New Roman" fo:font-size="14pt" style:font-size-asian="14pt"/>
    </style:style>
    <style:style style:name="P9"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paragraph-rsid="0032a530" style:font-size-asian="14pt"/>
    </style:style>
    <style:style style:name="P10"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rsid="004dd018" officeooo:paragraph-rsid="004dd018" style:font-size-asian="14pt"/>
    </style:style>
    <style:style style:name="P11" style:family="paragraph" style:parent-style-name="Standard">
      <style:paragraph-properties fo:margin-left="2.95in" fo:margin-right="0in" fo:text-indent="0.4917in" style:auto-text-indent="false"/>
      <style:text-properties style:use-window-font-color="true" loext:opacity="0%" style:font-name="Times New Roman" fo:font-size="14pt" style:font-size-asian="14pt"/>
    </style:style>
    <style:style style:name="P12" style:family="paragraph" style:parent-style-name="Standard">
      <style:paragraph-properties fo:text-align="end" style:justify-single-word="false"/>
      <style:text-properties style:use-window-font-color="true" loext:opacity="0%" style:font-name="Times New Roman" fo:font-size="14pt" officeooo:rsid="0032a530" officeooo:paragraph-rsid="0032a530" style:font-size-asian="14pt"/>
    </style:style>
    <style:style style:name="P13" style:family="paragraph" style:parent-style-name="Standard">
      <style:paragraph-properties fo:text-align="end" style:justify-single-word="false"/>
      <style:text-properties style:use-window-font-color="true" loext:opacity="0%" style:font-name="Times New Roman" fo:font-size="14pt" officeooo:rsid="008ccbcb" officeooo:paragraph-rsid="008ccbcb" style:font-size-asian="14pt"/>
    </style:style>
    <style:style style:name="P14" style:family="paragraph" style:parent-style-name="Standard">
      <style:paragraph-properties fo:text-align="center" style:justify-single-word="false"/>
      <style:text-properties style:use-window-font-color="true" loext:opacity="0%" style:font-name="Times New Roman" fo:font-size="14pt" officeooo:paragraph-rsid="0020ae62" style:font-size-asian="14pt"/>
    </style:style>
    <style:style style:name="P15" style:family="paragraph" style:parent-style-name="Standard">
      <style:paragraph-properties fo:line-height="150%"/>
      <style:text-properties style:use-window-font-color="true" loext:opacity="0%" style:font-name="Times New Roman" fo:font-size="21pt" officeooo:rsid="007932ae" officeooo:paragraph-rsid="007932ae" style:font-size-asian="21pt" style:font-size-complex="21pt"/>
    </style:style>
    <style:style style:name="P16" style:family="paragraph" style:parent-style-name="Standard">
      <style:paragraph-properties fo:margin-left="0in" fo:margin-right="0in" fo:margin-top="0in" fo:margin-bottom="0.111in" style:contextual-spacing="false" fo:line-height="106%" fo:text-indent="0in" style:auto-text-indent="false"/>
      <style:text-properties style:font-name="Times New Roman" fo:font-size="14pt" officeooo:paragraph-rsid="00a1f93b" style:font-size-asian="14pt" style:language-asian="en" style:country-asian="US" style:font-name-complex="Calibri3" style:font-size-complex="14pt"/>
    </style:style>
    <style:style style:name="P17" style:family="paragraph" style:parent-style-name="Standard">
      <style:paragraph-properties fo:margin-left="0in" fo:margin-right="0in" fo:margin-top="0in" fo:margin-bottom="0.111in" style:contextual-spacing="false" fo:line-height="106%" fo:text-indent="0in" style:auto-text-indent="false"/>
      <style:text-properties style:font-name="Times New Roman" fo:font-size="14pt" officeooo:paragraph-rsid="00a1f93b" style:font-size-asian="14pt" style:font-size-complex="14pt"/>
    </style:style>
    <style:style style:name="P18"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7b0c19" officeooo:paragraph-rsid="00a01ba0" style:font-size-asian="12.25pt" style:font-size-complex="14pt"/>
    </style:style>
    <style:style style:name="P19" style:family="paragraph" style:parent-style-name="Standard">
      <style:paragraph-properties fo:line-height="150%"/>
      <style:text-properties style:use-window-font-color="true" loext:opacity="0%" style:font-name="Times New Roman" fo:font-size="21pt" officeooo:rsid="008ccbcb" officeooo:paragraph-rsid="008ccbcb" style:font-size-asian="21pt" style:font-size-complex="21pt"/>
    </style:style>
    <style:style style:name="P2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a1cab5" officeooo:paragraph-rsid="00a20a5e" style:font-size-asian="14pt" style:font-size-complex="14pt"/>
    </style:style>
    <style:style style:name="P21" style:family="paragraph" style:parent-style-name="Standard">
      <style:paragraph-properties fo:line-height="150%"/>
      <style:text-properties style:use-window-font-color="true" loext:opacity="0%" style:font-name="Times New Roman" fo:font-size="21pt" officeooo:rsid="00816c31" officeooo:paragraph-rsid="00816c31" style:font-size-asian="21pt" style:font-size-complex="21pt"/>
    </style:style>
    <style:style style:name="P2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bold" officeooo:rsid="00a52963" officeooo:paragraph-rsid="00a52963" style:font-size-asian="14pt" style:font-weight-asian="bold" style:font-size-complex="14pt" style:font-weight-complex="bold"/>
    </style:style>
    <style:style style:name="P2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4"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5" style:family="paragraph" style:parent-style-name="Standard">
      <style:paragraph-properties fo:line-height="150%" fo:text-align="start" style:justify-single-word="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9828" officeooo:paragraph-rsid="00a59828" style:font-size-asian="14pt" style:font-weight-asian="normal" style:font-size-complex="14pt" style:font-weight-complex="normal"/>
    </style:style>
    <style:style style:name="P27"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59828" officeooo:paragraph-rsid="00a59828" style:font-size-asian="14pt" style:font-weight-asian="normal" style:font-size-complex="14pt" style:font-weight-complex="normal"/>
    </style:style>
    <style:style style:name="P28" style:family="paragraph" style:parent-style-name="Standard">
      <style:paragraph-properties fo:line-height="150%" fo:text-align="start" style:justify-single-word="false"/>
      <style:text-properties style:use-window-font-color="true" loext:opacity="0%" style:font-name="Times New Roman" fo:font-size="14pt" fo:font-weight="normal" officeooo:rsid="00a59828" officeooo:paragraph-rsid="00a59828" style:font-size-asian="14pt" style:font-weight-asian="normal" style:font-size-complex="14pt" style:font-weight-complex="normal"/>
    </style:style>
    <style:style style:name="P29"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bold" officeooo:rsid="00a52963" officeooo:paragraph-rsid="00a59828" style:font-size-asian="14pt" style:font-weight-asian="bold" style:font-size-complex="14pt" style:font-weight-complex="bold"/>
    </style:style>
    <style:style style:name="P3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6c0f" officeooo:paragraph-rsid="00a66c0f" style:font-size-asian="14pt" style:font-weight-asian="normal" style:font-size-complex="14pt" style:font-weight-complex="normal"/>
    </style:style>
    <style:style style:name="P31"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66c0f" officeooo:paragraph-rsid="00a66c0f" style:font-size-asian="14pt" style:font-weight-asian="normal" style:font-size-complex="14pt"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d893" officeooo:paragraph-rsid="00a6d893" style:font-size-asian="14pt" style:font-weight-asian="normal" style:font-size-complex="14pt" style:font-weight-complex="normal"/>
    </style:style>
    <style:style style:name="P3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6c0f" officeooo:paragraph-rsid="00a6d893" style:font-size-asian="14pt" style:font-weight-asian="normal" style:font-size-complex="14pt" style:font-weight-complex="normal"/>
    </style:style>
    <style:style style:name="P34" style:family="paragraph" style:parent-style-name="Standard">
      <style:paragraph-properties fo:line-height="150%"/>
      <style:text-properties style:use-window-font-color="true" loext:opacity="0%" style:font-name="Times New Roman" fo:font-size="21pt" fo:font-weight="bold" officeooo:rsid="00816c31" officeooo:paragraph-rsid="00816c31" style:font-size-asian="21pt" style:font-weight-asian="bold" style:font-size-complex="21pt"/>
    </style:style>
    <style:style style:name="P35"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a84b69" officeooo:paragraph-rsid="00a84b69" style:font-size-asian="12.25pt" style:font-style-asian="normal" style:font-weight-asian="normal" style:font-size-complex="14pt" style:font-style-complex="normal" style:font-weight-complex="normal"/>
    </style:style>
    <style:style style:name="P36" style:family="paragraph" style:parent-style-name="Standard" style:list-style-name="List_20_1">
      <style:paragraph-properties fo:line-height="150%" fo:text-align="start" style:justify-single-word="false"/>
      <style:text-properties style:use-window-font-color="true" loext:opacity="0%" style:font-name="Times New Roman" fo:font-size="14pt" fo:font-style="normal" fo:font-weight="normal" officeooo:rsid="00a84b69" officeooo:paragraph-rsid="00a84b69"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9e6d0b" officeooo:paragraph-rsid="009e6d0b"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a84b69" officeooo:paragraph-rsid="00a9999c" style:font-size-asian="12.25pt" style:font-style-asian="normal" style:font-weight-asian="normal" style:font-size-complex="14pt" style:font-style-complex="normal" style:font-weight-complex="normal"/>
    </style:style>
    <style:style style:name="P39" style:family="paragraph" style:parent-style-name="Standard" style:list-style-name="List_20_1">
      <style:paragraph-properties fo:line-height="150%" fo:text-align="start" style:justify-single-word="false"/>
      <style:text-properties style:use-window-font-color="true" loext:opacity="0%" style:font-name="Times New Roman" fo:font-size="14pt" fo:font-style="normal" fo:font-weight="normal" officeooo:rsid="00a84b69" officeooo:paragraph-rsid="00a9999c"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21pt" fo:font-weight="bold" officeooo:paragraph-rsid="001dd77c" style:font-size-asian="21pt" style:font-weight-asian="bold" style:font-size-complex="21pt" style:font-weight-complex="bold"/>
    </style:style>
    <style:style style:name="P4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9cdf44" officeooo:paragraph-rsid="009cef0f" style:font-size-asian="12.25pt" style:font-size-complex="14pt"/>
    </style:style>
    <style:style style:name="P4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21pt" fo:font-weight="bold" officeooo:paragraph-rsid="008ccbcb" style:font-size-asian="21pt" style:font-weight-asian="bold" style:font-size-complex="21pt" style:font-weight-complex="bold"/>
    </style:style>
    <style:style style:name="P43" style:family="paragraph" style:parent-style-name="Standard" style:list-style-name="Numbering_20_123">
      <style:paragraph-properties fo:line-height="150%" fo:text-align="start" style:justify-single-word="false"/>
      <style:text-properties style:use-window-font-color="true" loext:opacity="0%" style:font-name="Times New Roman1" fo:font-size="14pt" fo:font-style="normal" fo:font-weight="normal" officeooo:rsid="00a9999c" officeooo:paragraph-rsid="00a9999c" style:font-size-asian="12.25pt" style:font-style-asian="normal" style:font-weight-asian="normal" style:font-size-complex="14pt" style:font-style-complex="normal" style:font-weight-complex="normal"/>
    </style:style>
    <style:style style:name="P44" style:family="paragraph" style:parent-style-name="Standard" style:list-style-name="Numbering_20_123">
      <style:paragraph-properties fo:line-height="150%" fo:text-align="start" style:justify-single-word="false"/>
      <style:text-properties style:use-window-font-color="true" loext:opacity="0%" style:font-name="Times New Roman" fo:font-size="14pt" fo:font-style="normal" fo:font-weight="normal" officeooo:rsid="009cdf44" officeooo:paragraph-rsid="009692e7" style:font-size-asian="12.25pt" style:font-style-asian="normal" style:font-weight-asian="normal" style:font-size-complex="14pt" style:font-style-complex="normal" style:font-weight-complex="normal"/>
    </style:style>
    <style:style style:name="T1" style:family="text">
      <style:text-properties officeooo:rsid="007e5b1f"/>
    </style:style>
    <style:style style:name="T2" style:family="text">
      <style:text-properties officeooo:rsid="00a1f93b"/>
    </style:style>
    <style:style style:name="T3" style:family="text">
      <style:text-properties officeooo:rsid="008ccbcb"/>
    </style:style>
    <style:style style:name="T4" style:family="text">
      <style:text-properties officeooo:rsid="0032a530"/>
    </style:style>
    <style:style style:name="T5" style:family="text">
      <style:text-properties officeooo:rsid="004bfe69"/>
    </style:style>
    <style:style style:name="T6" style:family="text">
      <style:text-properties fo:font-weight="bold" officeooo:rsid="008ccbcb" style:font-weight-asian="bold"/>
    </style:style>
    <style:style style:name="T7" style:family="text">
      <style:text-properties fo:font-weight="bold" style:font-weight-asian="bold"/>
    </style:style>
    <style:style style:name="T8" style:family="text">
      <style:text-properties fo:font-weight="bold" officeooo:rsid="008ad829" style:font-weight-asian="bold"/>
    </style:style>
    <style:style style:name="T9" style:family="text">
      <style:text-properties fo:language="en" fo:country="US" style:language-asian="en" style:country-asian="US" style:font-name-complex="Calibri3"/>
    </style:style>
    <style:style style:name="T10" style:family="text">
      <style:text-properties style:language-asian="en" style:country-asian="US" style:font-name-complex="Calibri3"/>
    </style:style>
    <style:style style:name="T11" style:family="text">
      <style:text-properties fo:font-weight="normal" style:font-weight-asian="normal" style:font-weight-complex="normal"/>
    </style:style>
    <style:style style:name="T12" style:family="text">
      <style:text-properties fo:font-weight="bold" officeooo:rsid="00a1f93b" style:font-weight-asian="bold"/>
    </style:style>
    <style:style style:name="T13" style:family="text">
      <style:text-properties fo:font-weight="normal" officeooo:rsid="007b0c19" style:language-asian="en" style:country-asian="US" style:font-weight-asian="normal" style:font-name-complex="Calibri3" style:font-weight-complex="normal"/>
    </style:style>
    <style:style style:name="T14" style:family="text">
      <style:text-properties fo:font-weight="normal" style:language-asian="en" style:country-asian="US" style:font-weight-asian="normal" style:font-name-complex="Calibri3" style:font-weight-complex="normal"/>
    </style:style>
    <style:style style:name="T15" style:family="text">
      <style:text-properties fo:font-weight="normal" officeooo:rsid="00a52963" style:language-asian="en" style:country-asian="US" style:font-weight-asian="normal" style:font-name-complex="Calibri3" style:font-weight-complex="normal"/>
    </style:style>
    <style:style style:name="T16" style:family="text">
      <style:text-properties officeooo:rsid="007b0c19" style:language-asian="en" style:country-asian="US" style:font-name-complex="Calibri3"/>
    </style:style>
    <style:style style:name="T17" style:family="text">
      <style:text-properties officeooo:rsid="00a59828" style:language-asian="en" style:country-asian="US" style:font-name-complex="Calibri3"/>
    </style:style>
    <style:style style:name="T18" style:family="text">
      <style:text-properties officeooo:rsid="00a6d893" style:language-asian="en" style:country-asian="US" style:font-name-complex="Calibri3"/>
    </style:style>
    <style:style style:name="T19" style:family="text">
      <style:text-properties officeooo:rsid="00a20a5e"/>
    </style:style>
    <style:style style:name="T20" style:family="text">
      <style:text-properties officeooo:rsid="00a9999c"/>
    </style:style>
    <style:style style:name="T21" style:family="text">
      <style:text-properties fo:font-weight="normal" officeooo:rsid="007b0c19" style:font-weight-asian="normal" style:font-weight-complex="normal"/>
    </style:style>
    <style:style style:name="T22" style:family="text">
      <style:text-properties fo:font-weight="normal" officeooo:rsid="009cef0f" style:font-weight-asian="normal" style:font-weight-complex="normal"/>
    </style:style>
    <style:style style:name="T23" style:family="text">
      <style:text-properties fo:font-weight="normal" officeooo:rsid="00aa6664" style:font-weight-asian="normal" style:font-weight-complex="normal"/>
    </style:style>
    <style:style style:name="T24" style:family="text">
      <style:text-properties style:font-name="Times New Roman" officeooo:rsid="00a9999c" style:font-weight-complex="bold"/>
    </style:style>
    <style:style style:name="T25" style:family="text">
      <style:text-properties style:font-name="Times New Roman" style:font-weight-complex="bold"/>
    </style:style>
    <style:style style:name="T26" style:family="text">
      <style:text-properties style:font-weight-complex="bold"/>
    </style:style>
    <style:style style:name="T27" style:family="text">
      <style:text-properties officeooo:rsid="00a9999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3"><text:span text:style-name="T1">Лабораторная</text:span> работа №<text:span text:style-name="T2">2</text:span></text:p>
      <text:p text:style-name="P4">по курсу</text:p>
      <text:p text:style-name="P5">«<text:span text:style-name="T3">Процессы жизненного цикла программного обеспечения</text:span>»</text:p>
      <text:p text:style-name="P5"/>
      <text:p text:style-name="P6">Работа с классификацией видов тестирования</text:p>
      <text:p text:style-name="P6"/>
      <text:p text:style-name="P6"/>
      <text:p text:style-name="P7"/>
      <text:p text:style-name="P7"/>
      <text:p text:style-name="P7"/>
      <text:p text:style-name="P7"/>
      <text:p text:style-name="P7"/>
      <text:p text:style-name="P7"/>
      <text:p text:style-name="P7"/>
      <text:p text:style-name="P8"/>
      <text:p text:style-name="P9"><text:tab/><text:tab/><text:tab/><text:tab/> <text:s text:c="6"/><text:tab/><text:tab/><text:tab/><text:tab/><text:tab/><text:span text:style-name="T4">Выполнил:</text:span></text:p>
      <text:p text:style-name="P9"><text:span text:style-name="T4"><text:s/>с</text:span>тудент <text:span text:style-name="T4">группы ИКПИ-</text:span><text:span text:style-name="T5">11</text:span></text:p>
      <text:p text:style-name="P10">Крылов А.В.</text:p>
      <text:p text:style-name="P11"/>
      <text:p text:style-name="P12">Принял: </text:p>
      <text:p text:style-name="P13">Бирюков М.А.</text:p>
      <text:p text:style-name="P2"/>
      <text:p text:style-name="P2"/>
      <text:p text:style-name="P2"/>
      <text:p text:style-name="P2"/>
      <text:p text:style-name="P7">Санкт-Петербург</text:p>
      <text:p text:style-name="P14">202<text:span text:style-name="T3">5</text:span> г.</text:p>
      <text:p text:style-name="P15"><text:soft-page-break/><text:span text:style-name="T6">Цель</text:span><text:span text:style-name="T7"> </text:span><text:span text:style-name="T8">работы</text:span></text:p>
      <text:p text:style-name="P16">1. Выбрать ранее разработанный программный проект.</text:p>
      <text:p text:style-name="P16">2. Провести анализ и составить отчет со следующей структурой:</text:p>
      <text:p text:style-name="P17"><text:span text:style-name="T9">a</text:span><text:span text:style-name="T10">. Цель работы.</text:span></text:p>
      <text:p text:style-name="P17"><text:span text:style-name="T9">b</text:span><text:span text:style-name="T10">. Описание программного проекта.</text:span></text:p>
      <text:p text:style-name="P17"><text:span text:style-name="T9">c</text:span><text:span text:style-name="T10">. По каждому из элементов классификации, описанному в разделе методических рекомендаций, привести список видов, типов, методов, уровней тестирования, применимых для выбранного проекта.</text:span></text:p>
      <text:p text:style-name="P17"><text:span text:style-name="T9">d</text:span><text:span text:style-name="T10">. Привести примеры дефектов, характерных для каждого вида тестирования.</text:span></text:p>
      <text:p text:style-name="P17"><text:span text:style-name="T9">e</text:span><text:span text:style-name="T10">. Выводы по работе.</text:span></text:p>
      <text:p text:style-name="P17"><text:span text:style-name="T9">f</text:span><text:span text:style-name="T10">. Список использованных источников.</text:span></text:p>
      <text:p text:style-name="P16">3. Оформить и защитить отчет.</text:p>
      <text:p text:style-name="P18"><text:span text:style-name="T11"/></text:p>
      <text:p text:style-name="P19"><text:span text:style-name="T7">Описание </text:span><text:span text:style-name="T12">программного проекта</text:span></text:p>
      <text:p text:style-name="P20"><text:span text:style-name="T13">В</text:span><text:span text:style-name="T14"> данной лабораторной работ</text:span><text:span text:style-name="T15">е</text:span><text:span text:style-name="T14"> в качестве </text:span><text:span text:style-name="T15">выбранного программного проекта</text:span><text:span text:style-name="T14"> используется </text:span><text:span text:style-name="T15">веб-сайт, реализованный в рамках </text:span><text:span text:style-name="T14">курсовой работ</text:span><text:span text:style-name="T15">ы</text:span><text:span text:style-name="T14"> по дисциплине «Разработка Java-приложений управления телекоммуникациями».</text:span></text:p>
      <text:p text:style-name="P20"><text:span text:style-name="T14"/></text:p>
      <text:p text:style-name="P21"><text:span text:style-name="T12">С</text:span><text:span text:style-name="T7">писок видов, типов, методов, уровней тестирования, применимых для выбранного проекта</text:span></text:p>
      <text:p text:style-name="P22"><text:span text:style-name="T16">У</text:span><text:span text:style-name="T10">ровни тестирования</text:span></text:p>
      <text:p text:style-name="P23"><text:span text:style-name="T10">Поскольку у нас имеется доступ к исходному коду программного проекта имеет смысл применить все 3 уровня тестирования:</text:span></text:p>
      <text:list text:style-name="List_20_1">
        <text:list-item>
          <text:p text:style-name="P24">Компонентное (модульное) – тестирование программы на уровне отдельно взятых модулей, функций или классов. Цель компонентного тестирования – выявление локализованных в модуле ошибок в реализации алгоритмов, а <text:soft-page-break/>также определение степени готовности системы к переходу на следующий уровень разработки и тестирования;</text:p>
        </text:list-item>
        <text:list-item>
          <text:p text:style-name="P24">Интеграционное тестирование предназначено для проверки связи между компонентами, а также взаимодействия с различными частями системы (операционной системой, оборудованием либо связи между различными системами). Уровнями интеграционного тестирования являются: компонентный интеграционный (проверяется взаимодействие между компонентами системы после проведения компонентного тестирования), системный интеграционный уровень (проверяется взаимодействие между разными системами после проведения системного тестирования);</text:p>
        </text:list-item>
        <text:list-item>
          <text:p text:style-name="P24">Системное тестирование проверяет как функциональные, так и нефункциональные требования к системе в целом. При этом выявляются дефекты, такие как неверное использование ресурсов системы, не предусмотренные комбинации данных пользовательского уровня, несовместимость с окружением, непредусмотренные сценарии использования, отсутствующая или неверная функциональность, неудобство использования и т. д.</text:p>
        </text:list-item>
      </text:list>
      <text:p text:style-name="P25"/>
      <text:p text:style-name="P22"><text:span text:style-name="T10">Методы тестирования</text:span></text:p>
      <text:p text:style-name="P23"><text:span text:style-name="T10">Поскольку у нас имеется доступ к исходному коду программного проекта </text:span><text:span text:style-name="T17">а также доступ к его документации (ТЗ) имеет смысл применить как статические методы тестирования, так и динамические.</text:span></text:p>
      <text:p text:style-name="P26"><text:span text:style-name="T10">Статические методы:</text:span></text:p>
      <text:list text:continue-numbering="true" text:style-name="List_20_1">
        <text:list-item>
          <text:p text:style-name="P27"><text:span text:style-name="T10">Рецензирование [1]</text:span><text:span text:style-name="T18">;</text:span></text:p>
        </text:list-item>
        <text:list-item>
          <text:p text:style-name="P27"><text:span text:style-name="T10">Статический анализ кода</text:span><text:span text:style-name="T18">.</text:span></text:p>
        </text:list-item>
      </text:list>
      <text:p text:style-name="P28"><text:span text:style-name="T10">Динамические методы:</text:span></text:p>
      <text:list text:continue-numbering="true" text:style-name="List_20_1">
        <text:list-item>
          <text:p text:style-name="P27"><text:span text:style-name="T10">Метод белого ящика. Тестирование на соответствие программного продукта требованиям со знанием внутренней структуры реализации системы (есть в наличии исходный код и технические спецификации). Этот вид тестирования позволяет проводить локализацию ошибок, анализ </text:span><text:soft-page-break/><text:span text:style-name="T10">надежности и устойчивости и другие типы проверок, существенно повышая качество системы;</text:span></text:p>
        </text:list-item>
        <text:list-item>
          <text:p text:style-name="P27"><text:span text:style-name="T10">Метод черного ящика. Тестирование на соответствие программного продукта требованиям без знания внутренней структуры реализации системы.</text:span></text:p>
        </text:list-item>
      </text:list>
      <text:p text:style-name="P26"><text:span text:style-name="T10">Из-за совмещения методов чёрного и белого ящиков итоговый метод динамического тестирования — метод серого ящика.</text:span></text:p>
      <text:p text:style-name="P23"><text:span text:style-name="T10"/></text:p>
      <text:p text:style-name="P29"><text:span text:style-name="T17">Типы</text:span><text:span text:style-name="T10"> тестирования</text:span></text:p>
      <text:p text:style-name="P26"><text:span text:style-name="T10">К данному программному проекту применимы как функциональные, так и нефункциональные типы тестирования.</text:span></text:p>
      <text:p text:style-name="P26"><text:span text:style-name="T10"/></text:p>
      <text:p text:style-name="P29"><text:span text:style-name="T17">Виды</text:span><text:span text:style-name="T10"> тестирования</text:span></text:p>
      <text:p text:style-name="P30"><text:span text:style-name="T10">Применимые виды тестирования из группы «по объекту»:</text:span></text:p>
      <text:list text:continue-numbering="true" text:style-name="List_20_1">
        <text:list-item>
          <text:p text:style-name="P31">Функциональное. Проверяется соответствие требованиям. Оценка производится в соответствии с ожидаемыми и полученными результатами (на основании функциональной спецификации), при условии, что функции отрабатывали на различных значениях;</text:p>
        </text:list-item>
        <text:list-item>
          <text:p text:style-name="P31">Навигация. Действие кнопки «назад» браузера для сайта, ошибки: 404, 500 и т. д.;</text:p>
        </text:list-item>
        <text:list-item>
          <text:p text:style-name="P31">Нагрузочное. Тесты производительности (количество обрабатываемых запросов в единицу времени), нагрузочные тесты (количество бизнес-пользователей приложения, генерирующих запросы в единицу времени), стресс-тесты (функционирование в условиях экстремальных уровней нагрузки и ограничения ресурсов, а также контроль за скоростью восстановления после стресса), объемное тестирование (увеличение объема хранимых, обрабатываемых данных);</text:p>
        </text:list-item>
        <text:list-item>
          <text:p text:style-name="P31">Ресурсные тесты. Тестирование устойчивости в течение длительного времени;</text:p>
        </text:list-item>
        <text:list-item>
          <text:p text:style-name="P31"><text:soft-page-break/>Юзабилити. Тестирование удобства пользования приложением определяет, соответствует ли приложение потребностям целевой аудитории и отвечает ли оно требованиям пользователя (сколько шагов и времени нужно пользователям для выполнения их задач в приложении, частота возникновения проблем взаимодействия с пользовательским интерфейсом);</text:p>
        </text:list-item>
        <text:list-item>
          <text:p text:style-name="P31">UI/GUI. Тестирование на соответствие стандартам графических интерфейсов, тестирование с различными разрешениями экрана, тестирование в ограниченных условиях, например, в условиях нехватки памяти, тестирование локализованных версий: точность перевода, проверка длины названий элементов интерфейса, тестирование графического интерфейса пользователя на целевых устройствах;</text:p>
        </text:list-item>
        <text:list-item>
          <text:p text:style-name="P31">Совместимость. Проверяется функционирование на различных операционных системах, платформах разработки, в различных браузерах.</text:p>
        </text:list-item>
      </text:list>
      <text:p text:style-name="P32"><text:span text:style-name="T10"/></text:p>
      <text:p text:style-name="P32"><text:span text:style-name="T10">Из группы «по степени автоматизации» подходит ручное тестирование ввиду отстутствия средств автоматизации.</text:span></text:p>
      <text:p text:style-name="P32"><text:span text:style-name="T10"/></text:p>
      <text:p text:style-name="P33"><text:span text:style-name="T10">Применимые виды тестирования из группы «</text:span><text:span text:style-name="T18">по признаку позитивности</text:span><text:span text:style-name="T10">»:</text:span></text:p>
      <text:list text:continue-numbering="true" text:style-name="List_20_1">
        <text:list-item>
          <text:p text:style-name="P27"><text:span text:style-name="T10">Позитивное тестирование – это тестирование на данных или сценариях, которые соответствуют нормальному (штатному, ожидаемому) поведению системы. Основной целью позитивного тестирования является проверка того, что при помощи системы можно делать то, для чего она создавалась</text:span><text:span text:style-name="T18">;</text:span></text:p>
        </text:list-item>
        <text:list-item>
          <text:p text:style-name="P27"><text:span text:style-name="T18">Негативное тестирование – это тестирование на данных или сценариях, которые соответствуют нештатному поведению тестируемой системы – различные сообщения об ошибках, исключительные ситуации, запредельные состояния. Основной целью негативного тестирования является проверка устойчивости системы к воздействиям различного рода, валидация неверного набора данных, проверка обработки исключительных ситуаций (как в реализации самих программных алгоритмов, так и в логике бизнес-правил);</text:span></text:p>
        </text:list-item>
      </text:list>
      <text:p text:style-name="P34"><text:soft-page-break/><text:span text:style-name="T19">П</text:span>римеры дефектов, характерных для <text:span text:style-name="T19">применимых</text:span> вид<text:span text:style-name="T19">ов</text:span> тестирования</text:p>
      <text:p text:style-name="P35">Функциональное:</text:p>
      <text:list text:continue-numbering="true" text:style-name="List_20_1">
        <text:list-item>
          <text:p text:style-name="P36">В рамках работы с базой данный требуется реализовать добавление, редактирование и удаление элементов, но в разработанном программном продукте функция удаления элементов отсутствует;</text:p>
        </text:list-item>
        <text:list-item>
          <text:p text:style-name="P36">В разработанном программном продукте присутствует расчёт результата по заданной формуле, но при некоторых входных данных выводится неправильный результат.</text:p>
        </text:list-item>
      </text:list>
      <text:p text:style-name="P35"/>
      <text:p text:style-name="P35">Навигация:</text:p>
      <text:list text:continue-numbering="true" text:style-name="List_20_1">
        <text:list-item>
          <text:p text:style-name="P36">Кнопка «назад» браузера не возвращает на предыдущую страницу или ведет на неверную страницу;</text:p>
        </text:list-item>
        <text:list-item>
          <text:p text:style-name="P36">Ошибка 404 при переходе по корректной ссылке.</text:p>
        </text:list-item>
      </text:list>
      <text:p text:style-name="P37"/>
      <text:p text:style-name="P35">Нагрузочное:</text:p>
      <text:list text:continue-numbering="true" text:style-name="List_20_1">
        <text:list-item>
          <text:p text:style-name="P36">Система не справляется с заданным количеством запросов в единицу времени;</text:p>
        </text:list-item>
        <text:list-item>
          <text:p text:style-name="P36">При увеличении нагрузки система выдает ошибки или перестает отвечать.</text:p>
        </text:list-item>
      </text:list>
      <text:p text:style-name="P37"/>
      <text:p text:style-name="P35">Ресурсные тесты:</text:p>
      <text:list text:continue-numbering="true" text:style-name="List_20_1">
        <text:list-item>
          <text:p text:style-name="P36">Утечки памяти, приводящие к замедлению или сбоям;</text:p>
        </text:list-item>
        <text:list-item>
          <text:p text:style-name="P36">Фрагментация данных при длительной работе.</text:p>
        </text:list-item>
      </text:list>
      <text:p text:style-name="P37"/>
      <text:p text:style-name="P38"><text:span text:style-name="T20">Юзабилити</text:span>:</text:p>
      <text:list text:continue-numbering="true" text:style-name="List_20_1">
        <text:list-item>
          <text:p text:style-name="P39">Пользователю требуется слишком много шагов для выполнения задачи;</text:p>
        </text:list-item>
        <text:list-item>
          <text:p text:style-name="P39">Интерфейс не интуитивно понятен, пользователи теряются.</text:p>
        </text:list-item>
      </text:list>
      <text:p text:style-name="P37"/>
      <text:p text:style-name="P38">UI/GUI:</text:p>
      <text:list text:continue-numbering="true" text:style-name="List_20_1">
        <text:list-item>
          <text:p text:style-name="P39"><text:soft-page-break/>Элементы интерфейса не соответствуют стандартам графических интерфейсов;</text:p>
        </text:list-item>
        <text:list-item>
          <text:p text:style-name="P39">Интерфейс некорректно отображается на разных разрешениях экрана.</text:p>
        </text:list-item>
      </text:list>
      <text:p text:style-name="P37"/>
      <text:p text:style-name="P38">Совместимость:</text:p>
      <text:list text:continue-numbering="true" text:style-name="List_20_1">
        <text:list-item>
          <text:p text:style-name="P39">Приложение не работает на определенных операционных системах или браузерах;</text:p>
        </text:list-item>
        <text:list-item>
          <text:p text:style-name="P39">Несоответствие функциональности на разных устройствах (например, мобильных и десктопных).</text:p>
        </text:list-item>
      </text:list>
      <text:p text:style-name="P37"/>
      <text:p text:style-name="P38">Позитивное тестирование:</text:p>
      <text:list text:continue-numbering="true" text:style-name="List_20_1">
        <text:list-item>
          <text:p text:style-name="P39">Система не выполняет задачу при корректных входных данных;</text:p>
        </text:list-item>
        <text:list-item>
          <text:p text:style-name="P39">Ожидаемый результат не соответствует фактическому.</text:p>
        </text:list-item>
      </text:list>
      <text:p text:style-name="P37"/>
      <text:p text:style-name="P38">Негативное тестирование:</text:p>
      <text:list text:continue-numbering="true" text:style-name="List_20_1">
        <text:list-item>
          <text:p text:style-name="P39">Система не обрабатывает некорректные данные (например, не выдает сообщение об ошибке);</text:p>
        </text:list-item>
        <text:list-item>
          <text:p text:style-name="P39">Система не восстанавливается после ошибок.</text:p>
        </text:list-item>
      </text:list>
      <text:p text:style-name="P37"/>
      <text:p text:style-name="P40">Выводы</text:p>
      <text:p text:style-name="P41"><text:span text:style-name="T21">В </text:span><text:span text:style-name="T11">ходе проведённой лабораторной работы </text:span><text:span text:style-name="T22">были изучены вид</text:span><text:span text:style-name="T23">ы</text:span><text:span text:style-name="T22">, тип</text:span><text:span text:style-name="T23">ы</text:span><text:span text:style-name="T22">, метод</text:span><text:span text:style-name="T23">ы и</text:span><text:span text:style-name="T22"> уровн</text:span><text:span text:style-name="T23">и</text:span><text:span text:style-name="T22"> тестирования </text:span><text:span text:style-name="T23">и их применимость для проекта, разработанного в рамках</text:span><text:span text:style-name="T22"> курсовой работ</text:span><text:span text:style-name="T23">ы</text:span><text:span text:style-name="T22"> по дисциплине «Разработка Java-приложений управления телекоммуникациями» </text:span><text:span text:style-name="T23">и были приведены примеры дефектов, характерных для применимых видов тестирования.</text:span></text:p>
      <text:p text:style-name="P41"><text:span text:style-name="T22"/></text:p>
      <text:p text:style-name="P42">Список использованных источников</text:p>
      <text:list text:style-name="Numbering_20_123">
        <text:list-item>
          <text:p text:style-name="P43"><text:soft-page-break/><text:span text:style-name="T24">Л</text:span><text:span text:style-name="T25">абораторная работа №1 по дисциплине «Процессы жизненного цикла программного обеспечения» на тему «Тестирование документации», Крылов А.В.</text:span></text:p>
        </text:list-item>
        <text:list-item>
          <text:p text:style-name="P44"><text:span text:style-name="T26">Курсовая работа по дисциплине «Разработка Java-приложений управления телекоммуникациями» на тему «Разработка информационной системы для </text:span><text:span text:style-name="T27">управления клиентским опытом в организации</text:span><text:span text:style-name="T26">», </text:span><text:span text:style-name="T27">Тарасова Д</text:span><text:span text:style-name="T26">.В.</text:span></text:p>
        </text:list-item>
        <text:list-item>
          <text:p text:style-name="P44"><text:span text:style-name="T26">Методические указания по выполнению лабораторной работы по </text:span><text:span text:style-name="T27">классификации видов тестирования</text:span><text:span text:style-name="T2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face style:name="Calibri2" svg:font-family="Calibri" style:font-family-generic="roman"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svg:font-family="'Noto Sans'" style:font-family-generic="roman"/>
    <style:font-face style:name="Noto Sans CJK SC" svg:font-family="'Noto Sans CJK SC'" style:font-family-generic="roman"/>
    <style:font-face style:name="Noto Sans Devanagari" svg:font-family="'Noto Sans Devanagari'" style:font-family-generic="roman"/>
    <style:font-face style:name="NotoSans NF" svg:font-family="'NotoSans NF'"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2"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2"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Calibri2" fo:font-family="Calibri" style:font-family-generic="roman" style:font-pitch="variable" fo:font-size="12pt" fo:language="ru" fo:country="RU" style:letter-kerning="false" style:font-name-asian="Calibri1" style:font-family-asian="Calibri" style:font-family-generic-asian="roman" style:font-size-asian="12pt" style:language-asian="en" style:country-asian="US"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Noto Sans Devanagari" style:font-family-complex="'Noto Sans Devanagari'" style:font-family-generic-complex="roman"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size-complex="14pt"/>
    </style:style>
    <style:style style:name="List" style:family="paragraph" style:parent-style-name="Text_20_body" style:class="list">
      <style:text-properties style:font-name="Calibri2" fo:font-family="Calibri" style:font-family-generic="roman" style:font-pitch="variable" style:font-name-complex="Noto Sans Devanagari" style:font-family-complex="'Noto Sans Devanagari'"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Calibri2" fo:font-family="Calibri" style:font-family-generic="roman" style:font-pitch="variable" fo:font-size="12pt" fo:font-style="italic" style:font-size-asian="12pt" style:font-style-asian="italic" style:font-name-complex="Noto Sans Devanagari" style:font-family-complex="'Noto Sans Devanagari'"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alibri2" fo:font-family="Calibri" style:font-family-generic="roman" style:font-pitch="variable" fo:language="zxx" fo:country="none" style:language-asian="zxx" style:country-asian="none" style:font-name-complex="Noto Sans Devanagari" style:font-family-complex="'Noto Sans Devanagari'" style:font-family-generic-complex="roman" style:language-complex="zxx" style:country-complex="none"/>
    </style:style>
    <style:style style:name="Table_20_Paragraph" style:display-name="Table Paragraph" style:family="paragraph" style:parent-style-name="Standard">
      <style:paragraph-properties fo:orphans="0" fo:widows="0"/>
      <style:text-properties style:font-name="Times New Roman1" fo:font-family="'Times New Roman'" style:font-family-generic="roman" style:font-pitch="variable" fo:font-size="11pt" style:font-name-asian="Times New Roman" style:font-family-asian="'Times New Roman'" style:font-family-generic-asian="roman" style:font-size-asian="11pt" style:font-size-complex="11p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2" fo:font-family="Calibri" style:font-family-generic="roman" style:font-pitch="variable" fo:font-size="11pt" style:font-name-asian="Calibri1" style:font-family-asian="Calibri" style:font-family-generic-asian="roman" style:font-size-asian="11pt" style:font-name-complex="Tahoma" style:font-family-complex="Tahoma" style:font-family-generic-complex="roman"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line-height="100%" fo:hyphenation-ladder-count="no-limit" fo:hyphenation-keep="auto" loext:hyphenation-keep-type="column" style:vertical-align="baseline"/>
      <style:text-properties style:font-name="Times New Roman1" fo:font-family="'Times New Roman'" style:font-family-generic="roman" style:font-pitch="variable" fo:font-size="20pt" fo:font-weight="bold" style:letter-kerning="true" style:font-name-asian="NSimSun" style:font-family-asian="NSimSun" style:font-family-generic-asian="roman" style:font-size-asian="20pt" style:language-asian="zh" style:country-asian="CN" style:font-weight-asian="bold" style:font-name-complex="Times New Roman" style:font-family-complex="'Times New Roman'" style:font-family-generic-complex="roman" style:font-size-complex="2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Sans NF" fo:font-family="'NotoSans NF'" style:font-pitch="variable" fo:font-size="18pt" fo:font-style="normal" fo:text-shadow="none" style:text-underline-style="none" fo:font-weight="normal" style:letter-kerning="true" style:font-name-asian="Noto Sans" style:font-family-asian="'Noto Sans'" style:font-family-generic-asian="roman" style:font-size-asian="18pt" style:font-style-asian="normal" style:font-weight-asian="normal" style:font-name-complex="Times New Roman2" style:font-family-complex="'Times New Roman'" style:font-family-generic-complex="system" style:font-pitch-complex="variable" style:font-size-complex="12pt" style:text-emphasize="none"/>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1" fo:font-family="'Times New Roman'" style:font-family-generic="roman" style:font-pitch="variable" fo:font-size="14pt" style:font-size-asian="14pt" style:font-style-complex="italic"/>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7:19:00</meta:creation-date>
    <meta:initial-creator>Dell</meta:initial-creator>
    <dc:language>en-US</dc:language>
    <dc:date>2025-03-01T10:44:34.881211835</dc:date>
    <meta:editing-cycles>87</meta:editing-cycles>
    <meta:editing-duration>P1DT18H27M36S</meta:editing-duration>
    <meta:generator>LibreOffice/24.8.4.2$Linux_X86_64 LibreOffice_project/480$Build-2</meta:generator>
    <meta:document-statistic meta:table-count="0" meta:image-count="0" meta:object-count="0" meta:page-count="8" meta:paragraph-count="91" meta:word-count="1032" meta:character-count="8706" meta:non-whitespace-character-count="7775"/>
    <meta:user-defined meta:name="AppVersion">15.0000</meta:user-defined>
    <meta:user-defined meta:name="Company">SPecialiST RePack</meta:user-defined>
    <meta:template xlink:type="simple" xlink:actuate="onRequest" xlink:title="Normal.dotm" xlink:href=""/>
  </office:meta>
</office:document-meta>
</file>